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in"/>
    </style:style>
    <style:style style:name="co2" style:family="table-column">
      <style:table-column-properties fo:break-before="auto" style:column-width="0.6354in"/>
    </style:style>
    <style:style style:name="co3" style:family="table-column">
      <style:table-column-properties fo:break-before="auto" style:column-width="1.4827in"/>
    </style:style>
    <style:style style:name="co4" style:family="table-column">
      <style:table-column-properties fo:break-before="auto" style:column-width="2.0937in"/>
    </style:style>
    <style:style style:name="co5" style:family="table-column">
      <style:table-column-properties fo:break-before="auto" style:column-width="3.50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3.2409in"/>
    </style:style>
    <style:style style:name="co8" style:family="table-column">
      <style:table-column-properties fo:break-before="auto" style:column-width="3.3374in"/>
    </style:style>
    <style:style style:name="co9" style:family="table-column">
      <style:table-column-properties fo:break-before="auto" style:column-width="3.3693in"/>
    </style:style>
    <style:style style:name="ro1" style:family="table-row">
      <style:table-row-properties style:row-height="0.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 table:tab-color="#260013"/>
    </style:style>
    <style:style style:name="ta2" style:family="table" style:master-page-name="Default">
      <style:table-properties table:display="true" style:writing-mode="lr-tb" table:tab-color="#ffff00"/>
    </style:style>
    <style:style style:name="ce37" style:family="table-cell" style:parent-style-name="Default">
      <style:table-cell-properties fo:background-color="#000000"/>
      <style:text-properties fo:font-size="10pt" style:font-size-asian="10pt" style:font-size-complex="10pt"/>
    </style:style>
    <style:style style:name="ce2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40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style:font-size-asian="10pt" style:font-size-complex="10pt"/>
    </style:style>
    <style:style style:name="ce56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fo:font-size="10pt" style:font-size-asian="10pt" style:font-size-complex="10pt"/>
    </style:style>
    <style:style style:name="ce57" style:family="table-cell" style:parent-style-name="Default">
      <style:table-cell-properties fo:background-color="transparent" fo:border="none"/>
      <style:text-properties fo:font-size="10pt" style:font-size-asian="10pt" style:font-size-complex="10pt"/>
    </style:style>
    <style:style style:name="ce6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15" style:family="table-cell" style:parent-style-name="Default">
      <style:table-cell-properties fo:border="0.74pt solid #000000"/>
    </style:style>
    <style:style style:name="ce1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6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9" style:family="table-cell" style:parent-style-name="Default">
      <style:table-cell-properties fo:background-color="transparent" fo:border="0.74pt solid #000000"/>
      <style:text-properties fo:font-size="10pt" style:font-size-asian="10pt" style:font-size-complex="10pt"/>
    </style:style>
    <style:style style:name="ce68" style:family="table-cell" style:parent-style-name="Default">
      <style:table-cell-properties fo:background-color="transparent" fo:border="0.74pt solid #000000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64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000000" fo:border="0.74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78" style:family="table-cell" style:parent-style-name="Default">
      <style:table-cell-properties fo:background-color="#000000"/>
      <style:text-properties fo:color="#000000" fo:font-size="10pt" style:font-size-asian="10pt" style:font-size-complex="10pt"/>
    </style:style>
    <style:style style:name="ce79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92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style:font-size-asian="10pt" style:font-size-complex="10pt"/>
    </style:style>
    <style:style style:name="ce93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94" style:family="table-cell" style:parent-style-name="Default">
      <style:table-cell-properties fo:background-color="#000000"/>
    </style:style>
    <style:style style:name="ce6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01 - WMD Onsite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1" table:default-cell-style-name="ce40"/>
        <table:table-column table:style-name="co6" table:default-cell-style-name="ce2"/>
        <table:table-column table:style-name="co6" table:number-columns-repeated="1015" table:default-cell-style-name="ce40"/>
        <table:table-row table:style-name="ro1">
          <table:table-cell table:style-name="ce37" table:number-columns-repeated="6"/>
          <table:table-cell table:number-columns-repeated="1016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WMD Onsite at UMT (JS)</text:p>
          </table:table-cell>
          <table:covered-table-cell table:number-columns-repeated="3" table:style-name="ce2"/>
          <table:table-cell table:style-name="ce37"/>
          <table:table-cell table:number-columns-repeated="1016"/>
        </table:table-row>
        <table:table-row table:style-name="ro2">
          <table:table-cell table:style-name="ce37"/>
          <table:covered-table-cell table:number-columns-repeated="4" table:style-name="ce2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52" office:value-type="string" calcext:value-type="string" table:number-columns-spanned="1" table:number-rows-spanned="2">
            <text:p>Class 01 (2022-10-02)</text:p>
          </table:table-cell>
          <table:table-cell table:style-name="ce7" office:value-type="string" calcext:value-type="string">
            <text:p><text:a xlink:href="http://www.pavaverse.co/" xlink:type="simple">Panaverse Offical</text:a></text:p>
          </table:table-cell>
          <table:table-cell table:style-name="ce19" office:value-type="string" calcext:value-type="string">
            <text:p><text:a xlink:href="https://github.com/hassan-ak/wmd-getting-started-exercises-js" xlink:type="simple">Getting Started Exercises with JavaScript and Node.j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docs.google.com/presentation/d/12C1s4UBTlR9nZNEkRE6aAuGeRA3s92jx-8nJKo9jdH4/edit?usp=sharing" xlink:type="simple">Panaverse Intro</text:a></text:p>
          </table:table-cell>
          <table:table-cell table:style-name="ce19" office:value-type="string" calcext:value-type="string">
            <text:p><text:a xlink:href="https://docs.google.com/presentation/d/1ky2jl8Cyg37EOzzAqB-Dili2l836mXgcRP0IC5H_L3I/edit?usp=sharing" xlink:type="simple">What is Metavers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8" office:value-type="float" office:value="2" calcext:value-type="float" table:number-columns-spanned="1" table:number-rows-spanned="5">
            <text:p>2</text:p>
          </table:table-cell>
          <table:table-cell table:style-name="ce8" office:value-type="string" calcext:value-type="string" table:number-columns-spanned="1" table:number-rows-spanned="5">
            <text:p>Class 02 (2022-10-16)</text:p>
          </table:table-cell>
          <table:table-cell table:style-name="ce14" office:value-type="string" calcext:value-type="string" table:number-columns-spanned="1" table:number-rows-spanned="4">
            <text:p><text:a xlink:href="https://docs.google.com/presentation/d/18b2jZ1PIjhgnsrvl7LuuaZcKhzhyx26d9mV9KrtT5TE/edit#slide=id.gcb9a0b074_1_0" xlink:type="simple">Introduction to Javascript</text:a></text:p>
          </table:table-cell>
          <table:table-cell table:style-name="ce68" office:value-type="string" calcext:value-type="string">
            <text:p><text:a xlink:href="https://github.com/hassan-ak/wmd-assignments-and-presentations/blob/main/assignments/web3Handson/01-installMetamaskAndGetSomeTokens/Readme.md" xlink:type="simple">Install Metamask and get some token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68" office:value-type="string" calcext:value-type="string">
            <text:p><text:a xlink:href="https://github.com/hassan-ak/wmd-assignments-and-presentations/blob/main/assignments/web3Handson/02-createYourERC20Token/Readme.md" xlink:type="simple">Create your ERC20 token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Default"/>
          <table:table-cell table:style-name="ce68" office:value-type="string" calcext:value-type="string">
            <text:p><text:a xlink:href="https://github.com/hassan-ak/wmd-assignments-and-presentations/blob/main/assignments/web3Handson/03-createAnNft/Readme.md" xlink:type="simple">Create an NF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4"/>
          <table:table-cell table:style-name="ce68" office:value-type="string" calcext:value-type="string">
            <text:p><text:a xlink:href="https://github.com/hassan-ak/wmd-assignments-and-presentations/blob/main/assignments/web3Handson/04-provideLiquidityToExistingPool/Readme.md" xlink:type="simple">Provide liquidity to a existing pool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table-cell table:style-name="ce14" office:value-type="string" calcext:value-type="string" table:number-columns-spanned="1" table:number-rows-spanned="7">
            <text:p><text:a xlink:href="https://docs.google.com/presentation/d/1FSbr9aJwO0-fmZHqWy_eHO2N_jwJLmQCy4cG8rd4ctw/edit?usp=sharing" xlink:type="simple">Web 3.0 User Manual</text:a></text:p>
          </table:table-cell>
          <table:table-cell table:style-name="ce68" office:value-type="string" calcext:value-type="string">
            <text:p><text:a xlink:href="https://github.com/hassan-ak/wmd-assignments-and-presentations/blob/main/assignments/web3Handson/05-createNewPoolAndProvideLiquidity/Readme.md" xlink:type="simple">Create a new pool and provide liquidity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8" office:value-type="float" office:value="3" calcext:value-type="float" table:number-columns-spanned="1" table:number-rows-spanned="4">
            <text:p>3</text:p>
          </table:table-cell>
          <table:table-cell table:style-name="ce8" office:value-type="string" calcext:value-type="string" table:number-columns-spanned="1" table:number-rows-spanned="4">
            <text:p>Class 03 (2022-10-26)</text:p>
          </table:table-cell>
          <table:covered-table-cell table:style-name="ce14"/>
          <table:table-cell table:style-name="ce68" office:value-type="string" calcext:value-type="string">
            <text:p><text:a xlink:href="https://github.com/hassan-ak/wmd-assignments-and-presentations/blob/main/assignments/web3Handson/06-supplyAndBorrowAssetsWithAaveProtocol/Readme.md" xlink:type="simple">Supply and Borrow Assets with Aave Protocol</text:a></text:p>
          </table:table-cell>
          <table:table-cell table:style-name="ce37"/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4">
          <table:table-cell table:style-name="ce37"/>
          <table:covered-table-cell table:number-columns-repeated="3" table:style-name="ce7"/>
          <table:table-cell table:style-name="ce68" office:value-type="string" calcext:value-type="string">
            <text:p><text:a xlink:href="https://github.com/hassan-ak/wmd-assignments-and-presentations/blob/main/assignments/web3Handson/07-createDaoAndAddMembers/Readme.md" xlink:type="simple">Create DAO and Add Member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68" office:value-type="string" calcext:value-type="string">
            <text:p><text:a xlink:href="https://docs.google.com/presentation/d/1QGqBc04fD92BFsEDDhH-qCnuFqfMbh0FkeATsvEEKuw/edit?usp=sharing" xlink:type="simple">Fundraising Presentation for New Web3 Projects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table-cell table:style-name="ce68" office:value-type="string" calcext:value-type="string">
            <text:p><text:a xlink:href="https://github.com/hassan-ak/wmd-assignments-and-presentations/blob/main/assignments/web3Handson/08-registerYourDomainAtEnsService/Readme.md" xlink:type="simple">Register Your Domain at ENS Servic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52" office:value-type="string" calcext:value-type="string" table:number-columns-spanned="1" table:number-rows-spanned="2">
            <text:p>Class 04 (2022-10-30)</text:p>
          </table:table-cell>
          <table:covered-table-cell table:style-name="ce14"/>
          <table:table-cell table:style-name="ce69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3" table:style-name="ce7"/>
          <table:covered-table-cell table:style-name="ce19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 table:number-columns-spanned="1" table:number-rows-spanned="3">
            <text:p>Class 05 (2022-11-06)</text:p>
          </table:table-cell>
          <table:table-cell table:style-name="ce14" office:value-type="string" calcext:value-type="string" table:number-columns-spanned="1" table:number-rows-spanned="3">
            <text:p><text:a xlink:href="https://youtu.be/8aGhZQkoFbQ" xlink:type="simple">What the heck is the event loop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6-usePromptSync" xlink:type="simple">Use prompt-sync 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5"/>
          <table:table-cell table:style-name="ce64" office:value-type="string" calcext:value-type="string">
            <text:p><text:a xlink:href="https://github.com/hassan-ak/wmd-assignments-and-presentations/tree/main/assignments/javaScript/17-classObject" xlink:type="simple">Create a class objec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2" table:style-name="ce7"/>
          <table:covered-table-cell table:style-name="ce15"/>
          <table:table-cell table:style-name="ce64" office:value-type="string" calcext:value-type="string">
            <text:p><text:a xlink:href="https://github.com/hassan-ak/wmd-assignments-and-presentations/tree/main/assignments/javaScript/18-numberToWordConverter" xlink:type="simple">Number to word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Class 06 (2022-11-12)</text:p>
          </table:table-cell>
          <table:table-cell table:style-name="ce16" office:value-type="string" calcext:value-type="string" table:number-columns-spanned="1" table:number-rows-spanned="2">
            <text:p>JS Revision</text:p>
          </table:table-cell>
          <table:table-cell table:style-name="ce70" table:number-columns-spanned="1" table:number-rows-spanned="2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Class 07 (2022-11-13)</text:p>
          </table:table-cell>
          <table:covered-table-cell table:number-columns-repeated="2" table:style-name="ce15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4">
          <table:table-cell table:style-name="ce37"/>
          <table:table-cell table:style-name="ce42" office:value-type="string" calcext:value-type="string" table:number-columns-spanned="4" table:number-rows-spanned="2">
            <text:p>WMD Onsite at UMT (TS)</text:p>
          </table:table-cell>
          <table:covered-table-cell table:number-columns-repeated="3" table:style-name="ce2"/>
          <table:table-cell table:style-name="ce37"/>
          <table:table-cell table:number-columns-repeated="1016"/>
        </table:table-row>
        <table:table-row table:style-name="ro4">
          <table:table-cell table:style-name="ce37"/>
          <table:covered-table-cell table:number-columns-repeated="4" table:style-name="ce2"/>
          <table:table-cell table:style-name="ce37"/>
          <table:table-cell table:number-columns-repeated="1016"/>
        </table:table-row>
        <table:table-row table:style-name="ro1">
          <table:table-cell table:style-name="ce37" table:number-columns-repeated="6"/>
          <table:table-cell table:number-columns-repeated="1016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8" calcext:value-type="float">
            <text:p>8</text:p>
          </table:table-cell>
          <table:table-cell table:style-name="ce54" office:value-type="string" calcext:value-type="string">
            <text:p>Class 08 (2022-11-20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0 - 03)</text:a></text:p>
          </table:table-cell>
          <table:table-cell table:style-name="ce16" office:value-type="string" calcext:value-type="string" table:number-columns-spanned="1" table:number-rows-spanned="3">
            <text:p><text:a xlink:href="https://github.com/hassan-ak/wmd-ts-calculator" xlink:type="simple">CLI Calculato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9" calcext:value-type="float">
            <text:p>9</text:p>
          </table:table-cell>
          <table:table-cell table:style-name="ce54" office:value-type="string" calcext:value-type="string">
            <text:p>Class 09 (2022-11-26)</text:p>
          </table:table-cell>
          <table:covered-table-cell table:number-columns-repeated="2" table:style-name="ce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0" calcext:value-type="float">
            <text:p>10</text:p>
          </table:table-cell>
          <table:table-cell table:style-name="ce54" office:value-type="string" calcext:value-type="string">
            <text:p>Class 10 (2022-11-27)</text:p>
          </table:table-cell>
          <table:table-cell table:style-name="ce66" office:value-type="string" calcext:value-type="string">
            <text:p><text:a xlink:href="https://github.com/panaverse/learn-typescript" xlink:type="simple">Learn Typescript (Step 04)</text:a></text:p>
          </table:table-cell>
          <table:covered-table-cell table:style-name="ce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1" calcext:value-type="float">
            <text:p>11</text:p>
          </table:table-cell>
          <table:table-cell table:style-name="ce6" office:value-type="string" calcext:value-type="string">
            <text:p>Class 11 (2022-12-04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5)</text:a></text:p>
          </table:table-cell>
          <table:table-cell table:style-name="ce14" office:value-type="string" calcext:value-type="string" table:number-columns-spanned="1" table:number-rows-spanned="2">
            <text:p><text:a xlink:href="https://github.com/hassan-ak/wmd-ts-number-game" xlink:type="simple">Number Guessing Game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2" calcext:value-type="float">
            <text:p>12</text:p>
          </table:table-cell>
          <table:table-cell table:style-name="ce54" office:value-type="string" calcext:value-type="string">
            <text:p>Class 12 (2022-12-09)</text:p>
          </table:table-cell>
          <table:covered-table-cell table:number-columns-repeated="2" table:style-name="ce7"/>
          <table:table-cell table:style-name="ce75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3" calcext:value-type="float">
            <text:p>13</text:p>
          </table:table-cell>
          <table:table-cell table:style-name="ce6" office:value-type="string" calcext:value-type="string">
            <text:p>Class 13 (2022-12-11)</text:p>
          </table:table-cell>
          <table:table-cell table:style-name="ce17" office:value-type="string" calcext:value-type="string" table:number-columns-spanned="1" table:number-rows-spanned="2">
            <text:p><text:a xlink:href="https://github.com/panaverse/learn-typescript" xlink:type="simple">Learn Typescript (Step 06 - 10)</text:a></text:p>
          </table:table-cell>
          <table:table-cell table:style-name="ce14" office:value-type="string" calcext:value-type="string" table:number-columns-spanned="1" table:number-rows-spanned="2">
            <text:p><text:a xlink:href="https://github.com/hassan-ak/wmd-ts-atm" xlink:type="simple">ATM</text:a></text:p>
          </table:table-cell>
          <table:table-cell table:style-name="ce75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4" calcext:value-type="float">
            <text:p>14</text:p>
          </table:table-cell>
          <table:table-cell table:style-name="ce6" office:value-type="string" calcext:value-type="string">
            <text:p>Class 14 (2022-12-16)</text:p>
          </table:table-cell>
          <table:covered-table-cell table:style-name="ce17"/>
          <table:covered-table-cell table:style-name="ce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Class 15 (2022-12-18)</text:p>
          </table:table-cell>
          <table:table-cell table:style-name="ce17" office:value-type="string" calcext:value-type="string" table:number-columns-spanned="1" table:number-rows-spanned="3">
            <text:p><text:a xlink:href="https://github.com/panaverse/learn-typescript" xlink:type="simple">Learn Typescript (Step 11)</text:a></text:p>
          </table:table-cell>
          <table:table-cell table:style-name="ce14" office:value-type="string" calcext:value-type="string" table:number-columns-spanned="1" table:number-rows-spanned="2">
            <text:p><text:a xlink:href="https://github.com/hassan-ak/wmd-ts-todo-list" xlink:type="simple">Todo List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6" calcext:value-type="float">
            <text:p>16</text:p>
          </table:table-cell>
          <table:table-cell table:style-name="ce6" office:value-type="string" calcext:value-type="string">
            <text:p>Class 16 (2022-12-23)</text:p>
          </table:table-cell>
          <table:covered-table-cell table:style-name="ce17"/>
          <table:covered-table-cell table:style-name="ce7"/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17" calcext:value-type="float">
            <text:p>17</text:p>
          </table:table-cell>
          <table:table-cell table:style-name="ce6" office:value-type="string" calcext:value-type="string">
            <text:p>Class 17 (2022-12-25)</text:p>
          </table:table-cell>
          <table:covered-table-cell table:style-name="ce19"/>
          <table:table-cell table:style-name="ce14" office:value-type="string" calcext:value-type="string" table:number-columns-spanned="1" table:number-rows-spanned="2">
            <text:p><text:a xlink:href="https://github.com/hassan-ak/wmd-ts-currency-converter" xlink:type="simple">Currency Converter</text:a></text:p>
          </table:table-cell>
          <table:table-cell table:style-name="ce37"/>
          <table:table-cell table:number-columns-repeated="1016"/>
        </table:table-row>
        <table:table-row table:style-name="ro4">
          <table:table-cell table:style-name="ce37"/>
          <table:table-cell table:style-name="ce56" office:value-type="float" office:value="18" calcext:value-type="float">
            <text:p>18</text:p>
          </table:table-cell>
          <table:table-cell table:style-name="ce6" office:value-type="string" calcext:value-type="string">
            <text:p>Class 18 (2023-01-01)</text:p>
          </table:table-cell>
          <table:table-cell table:style-name="ce66" office:value-type="string" calcext:value-type="string">
            <text:p><text:a xlink:href="https://github.com/panaverse/learn-typescript" xlink:type="simple">Learn Typescript (Step 12 - 18)</text:a></text:p>
          </table:table-cell>
          <table:covered-table-cell table:style-name="ce7"/>
          <table:table-cell table:style-name="ce37"/>
          <table:table-cell table:number-columns-repeated="1016"/>
        </table:table-row>
        <table:table-row table:style-name="ro4">
          <table:table-cell table:style-name="ce2"/>
          <table:table-cell table:style-name="ce57" table:number-columns-repeated="4"/>
          <table:table-cell table:style-name="ce2"/>
          <table:table-cell table:number-columns-repeated="1016"/>
        </table:table-row>
        <table:table-row table:style-name="ro4">
          <table:table-cell table:style-name="ce2"/>
          <table:table-cell table:style-name="ce61" table:number-columns-repeated="2"/>
          <table:table-cell table:style-name="ce2" table:number-columns-repeated="3"/>
          <table:table-cell table:number-columns-repeated="1016"/>
        </table:table-row>
        <table:table-row table:style-name="ro4" table:number-rows-repeated="1048534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02 - JS for beginners by Daniyal Nagori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7" table:default-cell-style-name="ce40"/>
        <table:table-column table:style-name="co5" table:default-cell-style-name="ce40"/>
        <table:table-column table:style-name="co1" table:default-cell-style-name="ce40"/>
        <table:table-column table:style-name="co6" table:number-columns-repeated="1018" table:default-cell-style-name="ce40"/>
        <table:table-row table:style-name="ro1">
          <table:table-cell table:style-name="ce37" table:number-columns-repeated="6"/>
          <table:table-cell table:style-name="ce2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2"/>
          <table:table-cell table:style-name="ce37"/>
          <table:table-cell table:style-name="ce2" table:number-columns-repeated="1018"/>
        </table:table-row>
        <table:table-row table:style-name="ro2">
          <table:table-cell table:style-name="ce37"/>
          <table:covered-table-cell table:number-columns-repeated="4" table:style-name="ce2"/>
          <table:table-cell table:style-name="ce37"/>
          <table:table-cell table:style-name="ce2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Class 01 (2022-10-06)</text:p>
          </table:table-cell>
          <table:table-cell table:style-name="ce7" office:value-type="string" calcext:value-type="string">
            <text:p>Introduction</text:p>
          </table:table-cell>
          <table:table-cell table:style-name="ce15" office:value-type="string" calcext:value-type="string">
            <text:p><text:a xlink:href="https://github.com/hassan-ak/wmd-assignments-and-presentations/tree/main/assignments/javaScript/01-responsiveWebPage" xlink:type="simple">Responsive web pag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1 (2022-10-10)</text:p>
          </table:table-cell>
          <table:table-cell table:style-name="ce14" office:value-type="string" calcext:value-type="string" table:number-columns-spanned="1" table:number-rows-spanned="6">
            <text:p><text:a xlink:href="https://docs.google.com/presentation/d/1kYB6BA-0BhrcsZMuQbiBk1t3KrdIU1Qd_tYMQ2RprqE/edit#slide=id.p" xlink:type="simple">JavaScript For Absolute Beginners</text:a></text:p>
          </table:table-cell>
          <table:table-cell table:style-name="ce8" table:number-columns-spanned="1" table:number-rows-spanned="9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44"/>
          <table:covered-table-cell table:style-name="ce8"/>
          <table:covered-table-cell table:style-name="ce14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Class 03 (2022-10-17)</text:p>
          </table:table-cell>
          <table:covered-table-cell table:style-name="ce7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Class 04 (2022-10-24)</text:p>
          </table:table-cell>
          <table:covered-table-cell table:style-name="ce7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Class 05 (2022-10-31)</text:p>
          </table:table-cell>
          <table:covered-table-cell table:style-name="ce7"/>
          <table:covered-table-cell table:style-name="ce15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6" calcext:value-type="float" table:number-columns-spanned="1" table:number-rows-spanned="3">
            <text:p>6</text:p>
          </table:table-cell>
          <table:table-cell table:style-name="ce8" office:value-type="string" calcext:value-type="string" table:number-columns-spanned="1" table:number-rows-spanned="3">
            <text:p>Class 06 (2022-11-07)</text:p>
          </table:table-cell>
          <table:covered-table-cell table:style-name="ce7"/>
          <table:covered-table-cell table:style-name="ce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drive.google.com/file/d/1ymdHpwzWIICZHO0pheRsxp2cXONwJmyU/view" xlink:type="simple">Concerancy Notes</text:a></text:p>
          </table:table-cell>
          <table:covered-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wesbos.com/javascript/12-advanced-flow-control/66-the-event-loop-and-callback-hell" xlink:type="simple">The Event Loop and Callback Hell</text:a></text:p>
          </table:table-cell>
          <table:covered-table-cell table:style-name="ce7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8" office:value-type="string" calcext:value-type="string">
            <text:p>Class 07 (2022-11-14)</text:p>
          </table:table-cell>
          <table:table-cell table:style-name="ce7" office:value-type="string" calcext:value-type="string">
            <text:p><text:a xlink:href="https://www.codingame.com/playgrounds/347/javascript-promises-mastering-the-asynchronous/what-is-asynchronous-in-javascript" xlink:type="simple">JavaScript promises, mastering the asynchronou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8" calcext:value-type="float">
            <text:p>8</text:p>
          </table:table-cell>
          <table:table-cell table:style-name="ce8" office:value-type="string" calcext:value-type="string">
            <text:p>Class 08 (2022-11-21)</text:p>
          </table:table-cell>
          <table:table-cell table:style-name="ce7" office:value-type="string" calcext:value-type="string">
            <text:p><text:a xlink:href="https://dev.to/codewithtee/15-array-methods-in-javascript-1p1m" xlink:type="simple">15+ Array Methods in Javascript</text:a></text:p>
          </table:table-cell>
          <table:table-cell office:value-type="string" calcext:value-type="string">
            <text:p><text:a xlink:href="https://github.com/hassan-ak/wmd-assignments-and-presentations/tree/main/assignments/javaScript/25-checkForPalindrome" xlink:type="simple">Check for Palindrome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4">
          <table:table-cell table:style-name="ce37"/>
          <table:table-cell table:style-name="ce42" office:value-type="string" calcext:value-type="string" table:number-columns-spanned="4" table:number-rows-spanned="2">
            <text:p>Programming for Absolute Beginners By Daniyal Nagori (JS)</text:p>
          </table:table-cell>
          <table:covered-table-cell table:number-columns-repeated="3" table:style-name="ce2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4" table:style-name="ce2"/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style-name="Default"/>
          <table:table-cell table:number-columns-repeated="1017"/>
        </table:table-row>
        <table:table-row table:style-name="ro4">
          <table:table-cell table:style-name="ce37"/>
          <table:table-cell table:style-name="ce54" office:value-type="float" office:value="9" calcext:value-type="float">
            <text:p>9</text:p>
          </table:table-cell>
          <table:table-cell table:style-name="ce8" office:value-type="string" calcext:value-type="string">
            <text:p>Class 09 (2022-11-28)</text:p>
          </table:table-cell>
          <table:table-cell table:style-name="ce7" office:value-type="string" calcext:value-type="string">
            <text:p><text:a xlink:href="https://drive.google.com/file/d/1_QjUYMUTV84FI1p5Pql8qlKzyh-meHFb/view?usp=sharing" xlink:type="simple">Learning TypeScript (1 – 2)</text:a></text:p>
          </table:table-cell>
          <table:table-cell table:style-name="ce7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54" office:value-type="float" office:value="10" calcext:value-type="float">
            <text:p>10</text:p>
          </table:table-cell>
          <table:table-cell table:style-name="ce8" office:value-type="string" calcext:value-type="string">
            <text:p>Class 10 (2022-12-05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4 - 05c)</text:a></text:p>
          </table:table-cell>
          <table:table-cell table:style-name="ce7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54" office:value-type="float" office:value="11" calcext:value-type="float">
            <text:p>11</text:p>
          </table:table-cell>
          <table:table-cell table:style-name="ce8" office:value-type="string" calcext:value-type="string">
            <text:p>Class 11 (2022-12-12)</text:p>
          </table:table-cell>
          <table:table-cell table:style-name="ce17" office:value-type="string" calcext:value-type="string">
            <text:p><text:a xlink:href="https://github.com/panaverse/learn-typescript" xlink:type="simple">Learn Typescript (Step 05d - 10)</text:a></text:p>
          </table:table-cell>
          <table:table-cell table:style-name="ce7"/>
          <table:table-cell table:style-name="ce37"/>
          <table:table-cell table:number-columns-repeated="1014"/>
          <table:table-cell table:style-name="Default" table:number-columns-repeated="4"/>
        </table:table-row>
        <table:table-row table:style-name="ro4">
          <table:table-cell table:style-name="ce37"/>
          <table:table-cell table:style-name="ce6" office:value-type="float" office:value="12" calcext:value-type="float" table:number-columns-spanned="1" table:number-rows-spanned="2">
            <text:p>12</text:p>
          </table:table-cell>
          <table:table-cell table:style-name="ce8" office:value-type="string" calcext:value-type="string" table:number-columns-spanned="1" table:number-rows-spanned="2">
            <text:p>Class 12 (2022-12-17)</text:p>
          </table:table-cell>
          <table:table-cell table:style-name="ce17" office:value-type="string" calcext:value-type="string">
            <text:p><text:a xlink:href="https://github.com/panaverse/learn-typescript" xlink:type="simple">Learn Typescript (Step 11- 12a)</text:a></text:p>
          </table:table-cell>
          <table:table-cell table:style-name="ce8" table:number-columns-spanned="1" table:number-rows-spanned="2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drive.google.com/file/d/1TK7E9vgKL9tOhg3oNrDD-SsPWQLo4v1F/view" xlink:type="simple">OOP</text:a></text:p>
          </table:table-cell>
          <table:covered-table-cell table:style-name="ce7"/>
          <table:table-cell table:style-name="ce37"/>
          <table:table-cell table:number-columns-repeated="1018"/>
        </table:table-row>
        <table:table-row table:style-name="ro4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3 -  Project based Programming by Hira Khan and Adil Altaf" table:style-name="ta1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8" table:default-cell-style-name="ce40"/>
        <table:table-column table:style-name="co5" table:default-cell-style-name="ce40"/>
        <table:table-column table:style-name="co1" table:default-cell-style-name="ce40"/>
        <table:table-column table:style-name="co6" table:number-columns-repeated="1018" table:default-cell-style-name="ce40"/>
        <table:table-row table:style-name="ro1">
          <table:table-cell table:style-name="ce37" table:number-columns-repeated="6"/>
          <table:table-cell table:style-name="ce2"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2"/>
          <table:table-cell table:style-name="ce37"/>
          <table:table-cell table:style-name="ce2" table:number-columns-repeated="1018"/>
        </table:table-row>
        <table:table-row table:style-name="ro2">
          <table:table-cell table:style-name="ce37"/>
          <table:covered-table-cell table:number-columns-repeated="4" table:style-name="ce2"/>
          <table:table-cell table:style-name="ce37"/>
          <table:table-cell table:style-name="ce2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1" table:number-rows-spanned="2">
            <text:p>Class 01 (2022-10-08)</text:p>
          </table:table-cell>
          <table:table-cell table:style-name="ce92" office:value-type="string" calcext:value-type="string">
            <text:p>Introduction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2-milesToKilometersConverter" xlink:type="simple">Miles-to-kilometers convert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6"/>
          <table:table-cell table:style-name="ce92" office:value-type="string" calcext:value-type="string">
            <text:p><text:a xlink:href="https://drive.google.com/file/d/1_OnUkrBBpbSL51Oyj2LPlFLeB67PD5mB/view" xlink:type="simple">JavaScript from Beginner to Professional (1 – 2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3-bMICalculator" xlink:type="simple">BMI Calculat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2" calcext:value-type="float" table:number-columns-spanned="1" table:number-rows-spanned="4">
            <text:p>2</text:p>
          </table:table-cell>
          <table:table-cell table:style-name="ce28" office:value-type="string" calcext:value-type="string" table:number-columns-spanned="1" table:number-rows-spanned="4">
            <text:p>Class 02 (2022-10-15)</text:p>
          </table:table-cell>
          <table:table-cell table:style-name="ce14" office:value-type="string" calcext:value-type="string" table:number-columns-spanned="1" table:number-rows-spanned="2">
            <text:p><text:a xlink:href="https://drive.google.com/file/d/1_OnUkrBBpbSL51Oyj2LPlFLeB67PD5mB/view" xlink:type="simple">JavaScript from Beginner to Professional (3 – 4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4-manipulatingArray" xlink:type="simple">Manipulating an arra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68" office:value-type="string" calcext:value-type="string">
            <text:p><text:a xlink:href="https://github.com/hassan-ak/wmd-assignments-and-presentations/tree/main/assignments/javaScript/05-companyProductCtalog" xlink:type="simple">Company product catalo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table-cell table:style-name="ce14" office:value-type="string" calcext:value-type="string" table:number-columns-spanned="1" table:number-rows-spanned="2">
            <text:p><text:a xlink:href="https://docs.google.com/presentation/d/1eOLJTN0FyVAw6lMUvA_XYLORKnudWXyzXsB6sg5oPIs/edit?usp=sharing" xlink:type="simple">Node.js Intro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6-evaluatingNumberGame" xlink:type="simple">Evaluating a numb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68" office:value-type="string" calcext:value-type="string">
            <text:p><text:a xlink:href="https://github.com/hassan-ak/wmd-assignments-and-presentations/tree/main/assignments/javaScript/07-friendCheckerGame" xlink:type="simple">Friend checker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Class 03 (2022-10-22)</text:p>
          </table:table-cell>
          <table:table-cell table:style-name="ce92" office:value-type="string" calcext:value-type="string">
            <text:p><text:a xlink:href="https://drive.google.com/file/d/1_OnUkrBBpbSL51Oyj2LPlFLeB67PD5mB/view" xlink:type="simple">JavaScript from Beginner to Professional (1 – 4)</text:a></text:p>
          </table:table-cell>
          <table:table-cell table:style-name="ce68" office:value-type="string" calcext:value-type="string">
            <text:p><text:a xlink:href="https://github.com/hassan-ak/wmd-assignments-and-presentations/tree/main/assignments/javaScript/08-rockPaperScissorsGame" xlink:type="simple">Rock Paper Scissors gam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 table:number-columns-spanned="1" table:number-rows-spanned="3">
            <text:p>Class 04 (2022-10-29)</text:p>
          </table:table-cell>
          <table:table-cell table:style-name="ce14" office:value-type="string" calcext:value-type="string" table:number-columns-spanned="1" table:number-rows-spanned="3">
            <text:p><text:a xlink:href="https://drive.google.com/file/d/1_OnUkrBBpbSL51Oyj2LPlFLeB67PD5mB/view" xlink:type="simple">JavaScript from Beginner to Professional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09-gridUsingForLoop" xlink:type="simple">Grid using for loop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7" office:value-type="string" calcext:value-type="string">
            <text:p><text:a xlink:href="https://github.com/hassan-ak/wmd-assignments-and-presentations/tree/main/assignments/javaScript/10-loopingOverObjects" xlink:type="simple">Looping over objec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7" office:value-type="string" calcext:value-type="string">
            <text:p><text:a xlink:href="https://github.com/hassan-ak/wmd-assignments-and-presentations/tree/main/assignments/javaScript/11-mathMultiplicationTable" xlink:type="simple">Math multiplication tabl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5" calcext:value-type="float" table:number-columns-spanned="1" table:number-rows-spanned="4">
            <text:p>5</text:p>
          </table:table-cell>
          <table:table-cell table:style-name="ce6" office:value-type="string" calcext:value-type="string" table:number-columns-spanned="1" table:number-rows-spanned="4">
            <text:p>Class 05 (2022-11-05)</text:p>
          </table:table-cell>
          <table:table-cell table:style-name="ce14" office:value-type="string" calcext:value-type="string" table:number-columns-spanned="1" table:number-rows-spanned="4">
            <text:p><text:a xlink:href="https://drive.google.com/file/d/1_OnUkrBBpbSL51Oyj2LPlFLeB67PD5mB/view" xlink:type="simple">JavaScript from Beginner to Professional (6 and 13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javaScript/12-findFactorial" xlink:type="simple">Find factoria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7" office:value-type="string" calcext:value-type="string">
            <text:p><text:a xlink:href="https://github.com/hassan-ak/wmd-assignments-and-presentations/tree/main/assignments/javaScript/13-setTimeoutOrder" xlink:type="simple">Set timeout ord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91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14-usingCallbackFunctions" xlink:type="simple">Using CallBack Functions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91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15-counterUsingPromise" xlink:type="simple">Counter using Promise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6" calcext:value-type="float" table:number-columns-spanned="1" table:number-rows-spanned="6">
            <text:p>6</text:p>
          </table:table-cell>
          <table:table-cell table:style-name="ce28" office:value-type="string" calcext:value-type="string" table:number-columns-spanned="1" table:number-rows-spanned="6">
            <text:p>Class 06 (2022-11-12)</text:p>
          </table:table-cell>
          <table:table-cell table:style-name="ce14" office:value-type="string" calcext:value-type="string" table:number-columns-spanned="1" table:number-rows-spanned="6">
            <text:p><text:a xlink:href="https://drive.google.com/file/d/1_OnUkrBBpbSL51Oyj2LPlFLeB67PD5mB/view" xlink:type="simple">JavaScript from Beginner to Professional (13)</text:a></text:p>
          </table:table-cell>
          <table:table-cell table:style-name="ce15" office:value-type="string" calcext:value-type="string">
            <text:p><text:a xlink:href="https://github.com/hassan-ak/wmd-assignments-and-presentations/tree/main/assignments/javaScript/19-counterUsingAsyncAwait" xlink:type="simple">Counter using Async Await</text:a></text:p>
          </table:table-cell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91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0-passwordChecker" xlink:type="simple">Password checker</text:a></text:p>
          </table:table-cell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1-breakFastExampleUsingFunctions" xlink:type="simple">BreakFast example using functions</text:a></text:p>
          </table:table-cell>
          <table:table-cell table:style-name="ce94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22-breakFastExampleUsingCallback" xlink:type="simple">BreakFast example using callbac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3"/>
          <table:table-cell table:style-name="ce15" office:value-type="string" calcext:value-type="string">
            <text:p><text:a xlink:href="https://github.com/hassan-ak/wmd-assignments-and-presentations/tree/main/assignments/javaScript/23-breakFastExampleUsingPromise" xlink:type="simple">BreakFast example using promis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7"/>
          <table:covered-table-cell table:style-name="ce54"/>
          <table:covered-table-cell table:style-name="ce92"/>
          <table:table-cell table:style-name="ce15" office:value-type="string" calcext:value-type="string">
            <text:p><text:a xlink:href="https://github.com/hassan-ak/wmd-assignments-and-presentations/tree/main/assignments/javaScript/24-breakFastExampleUsingAsyncAwait" xlink:type="simple">BreakFast example using Async Await</text:a></text:p>
          </table:table-cell>
          <table:table-cell table:style-name="ce37"/>
          <table:table-cell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2">
          <table:table-cell table:style-name="ce37"/>
          <table:table-cell table:style-name="ce42" office:value-type="string" calcext:value-type="string" table:number-columns-spanned="4" table:number-rows-spanned="2">
            <text:p>Project-Based Programming By Hira Khan and Adil Altaf JS</text:p>
          </table:table-cell>
          <table:covered-table-cell table:number-columns-repeated="3" table:style-name="ce2"/>
          <table:table-cell table:style-name="ce37"/>
          <table:table-cell table:style-name="ce2" table:number-columns-repeated="1018"/>
        </table:table-row>
        <table:table-row table:style-name="ro2">
          <table:table-cell table:style-name="ce37"/>
          <table:covered-table-cell table:number-columns-repeated="4" table:style-name="ce2"/>
          <table:table-cell table:style-name="ce37"/>
          <table:table-cell table:style-name="ce2" table:number-columns-repeated="1018"/>
        </table:table-row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1" table:number-rows-spanned="2">
            <text:p>Class 07 (2022-11-19)</text:p>
          </table:table-cell>
          <table:table-cell table:style-name="ce14" office:value-type="string" calcext:value-type="string" table:number-columns-spanned="1" table:number-rows-spanned="2">
            <text:p><text:a xlink:href="https://docs.google.com/presentation/d/1d8PegahLtjalben8P8zYTX8xaJQD_UWPyCSG-m9IlGo/edit#slide=id.gc6f919934_0_0" xlink:type="simple">Moving from JavaScript to TypeScript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1-prototypes-to-classes" xlink:type="simple">Prototypes to Class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2-callbacks-to-async-await" xlink:type="simple">Callbacks to Async Await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8"/>
          <table:table-cell table:style-name="ce6"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1" table:number-rows-spanned="2">
            <text:p>Class 08 (2022-11-26)</text:p>
          </table:table-cell>
          <table:table-cell table:style-name="ce14" office:value-type="string" calcext:value-type="string" table:number-columns-spanned="1" table:number-rows-spanned="2">
            <text:p><text:a xlink:href="https://docs.google.com/presentation/d/1zrHHjW4omyA018r68RzETFgQFXOr9JXk57868pGBTBo/edit?usp=sharing" xlink:type="simple">Type System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3-clowning-around" xlink:type="simple">Clowning Around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8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9" calcext:value-type="float" table:number-columns-spanned="1" table:number-rows-spanned="8">
            <text:p>9</text:p>
          </table:table-cell>
          <table:table-cell table:style-name="ce6" office:value-type="string" calcext:value-type="string" table:number-columns-spanned="1" table:number-rows-spanned="8">
            <text:p>Class 09 (2022-12-03)</text:p>
          </table:table-cell>
          <table:table-cell table:style-name="ce14" office:value-type="string" calcext:value-type="string" table:number-columns-spanned="1" table:number-rows-spanned="8">
            <text:p><text:a xlink:href="https://drive.google.com/file/d/1_QjUYMUTV84FI1p5Pql8qlKzyh-meHFb/view?usp=sharing" xlink:type="simple">Learning TypeScript (3 – 4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04-clown-availability" xlink:type="simple">Clown Availabi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5-ingredients" xlink:type="simple">Ingredi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6-recipes" xlink:type="simple">Reci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7-seating" xlink:type="simple">Seating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8-the-narrow-trail" xlink:type="simple">The narrow Trail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09-aviary-classification" xlink:type="simple">Aviary Classificati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1-making-arguments" xlink:type="simple">Making Argume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 table:style-name="ce7"/>
          <table:table-cell table:style-name="ce7" office:value-type="string" calcext:value-type="string">
            <text:p><text:a xlink:href="https://github.com/hassan-ak/wmd-assignments-and-presentations/tree/main/assignments/typeScript/12-the-typer" xlink:type="simple">The Type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79"/>
          <table:table-cell table:style-name="ce6" office:value-type="float" office:value="10" calcext:value-type="float" table:number-columns-spanned="1" table:number-rows-spanned="4">
            <text:p>10</text:p>
          </table:table-cell>
          <table:table-cell table:style-name="ce6" office:value-type="string" calcext:value-type="string" table:number-columns-spanned="1" table:number-rows-spanned="4">
            <text:p>Class 10 (2022-12-10)</text:p>
          </table:table-cell>
          <table:table-cell table:style-name="ce14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5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3-incoming-cipher" xlink:type="simple">Incoming Cipher</text:a></text:p>
          </table:table-cell>
          <table:table-cell table:style-name="ce79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4-dr-on" xlink:type="simple">Dr. O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5-the-golden-code" xlink:type="simple">The Golden Code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6-structural-kitchen" xlink:type="simple">Structural Kitchen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1" calcext:value-type="float" table:number-columns-spanned="1" table:number-rows-spanned="5">
            <text:p>11</text:p>
          </table:table-cell>
          <table:table-cell table:style-name="ce6" office:value-type="string" calcext:value-type="string" table:number-columns-spanned="1" table:number-rows-spanned="5">
            <text:p>Class 11 (2022-12-17)</text:p>
          </table:table-cell>
          <table:table-cell table:style-name="ce14" office:value-type="string" calcext:value-type="string" table:number-columns-spanned="1" table:number-rows-spanned="5">
            <text:p><text:a xlink:href="https://drive.google.com/file/d/1_QjUYMUTV84FI1p5Pql8qlKzyh-meHFb/view?usp=sharing" xlink:type="simple">Learning TypeScript (6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17-shallow-equality" xlink:type="simple">Shallow Equa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8-shallow-differences" xlink:type="simple">Shallow Differenc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19-deep-equality" xlink:type="simple">Deep Equality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0-deep-differences" xlink:type="simple">Deep Differenc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21-text-processor" xlink:type="simple">Text Processor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2" calcext:value-type="float" table:number-columns-spanned="1" table:number-rows-spanned="4">
            <text:p>12</text:p>
          </table:table-cell>
          <table:table-cell table:style-name="ce6" office:value-type="string" calcext:value-type="string" table:number-columns-spanned="1" table:number-rows-spanned="4">
            <text:p>Class 12 (2022-12-24)</text:p>
          </table:table-cell>
          <table:table-cell table:style-name="ce14" office:value-type="string" calcext:value-type="string" table:number-columns-spanned="1" table:number-rows-spanned="4">
            <text:p><text:a xlink:href="https://drive.google.com/file/d/1_QjUYMUTV84FI1p5Pql8qlKzyh-meHFb/view?usp=sharing" xlink:type="simple">Learning TypeScript (8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22-cities" xlink:type="simple">Citi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3-restaurants" xlink:type="simple">Restaurant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4-landmarks" xlink:type="simple">Landmark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5-playlist-soundness" xlink:type="simple">Playlist Soundnes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3" calcext:value-type="float" table:number-columns-spanned="1" table:number-rows-spanned="6">
            <text:p>13</text:p>
          </table:table-cell>
          <table:table-cell table:style-name="ce6" office:value-type="string" calcext:value-type="string" table:number-columns-spanned="1" table:number-rows-spanned="6">
            <text:p>Class 13 (2022-01-03)</text:p>
          </table:table-cell>
          <table:table-cell table:style-name="ce14" office:value-type="string" calcext:value-type="string" table:number-columns-spanned="1" table:number-rows-spanned="6">
            <text:p><text:a xlink:href="https://drive.google.com/file/d/1_QjUYMUTV84FI1p5Pql8qlKzyh-meHFb/view?usp=sharing" xlink:type="simple">Learning TypeScript (8)</text:a></text:p>
          </table:table-cell>
          <table:table-cell table:style-name="ce7" office:value-type="string" calcext:value-type="string">
            <text:p><text:a xlink:href="https://github.com/hassan-ak/wmd-assignments-and-presentations/tree/main/assignments/typeScript/26-car-class" xlink:type="simple">Car Clas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7-polly-parrots-properties" xlink:type="simple">Polly Parrot's Properti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8-dog-displays" xlink:type="simple">Dog Display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54"/>
          <table:covered-table-cell table:number-columns-repeated="2" table:style-name="ce7"/>
          <table:table-cell table:style-name="ce7" office:value-type="string" calcext:value-type="string">
            <text:p><text:a xlink:href="https://github.com/hassan-ak/wmd-assignments-and-presentations/tree/main/assignments/typeScript/29-hamster-helpers" xlink:type="simple">Hamster Helper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30-the-shape-of-types" xlink:type="simple">The Shape of Types</text:a>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3"/>
          <table:table-cell table:style-name="ce7" office:value-type="string" calcext:value-type="string">
            <text:p><text:a xlink:href="https://github.com/hassan-ak/wmd-assignments-and-presentations/tree/main/assignments/typeScript/31-horror-factory" xlink:type="simple">Horror Factory</text:a></text:p>
          </table:table-cell>
          <table:table-cell table:style-name="ce37"/>
          <table:table-cell table:number-columns-repeated="1018"/>
        </table:table-row>
        <table:table-row table:style-name="ro4" table:number-rows-repeated="104851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04 -  Learn how to Create Serverless Scalable APIs" table:style-name="ta2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9" table:default-cell-style-name="ce40"/>
        <table:table-column table:style-name="co5" table:default-cell-style-name="ce40"/>
        <table:table-column table:style-name="co1" table:default-cell-style-name="ce40"/>
        <table:table-column table:style-name="co6" table:number-columns-repeated="1018" table:default-cell-style-name="ce40"/>
        <table:table-row table:style-name="ro1">
          <table:table-cell table:style-name="ce37" table:number-columns-repeated="6"/>
          <table:table-cell table:number-columns-repeated="1018"/>
        </table:table-row>
        <table:table-row table:style-name="ro3">
          <table:table-cell table:style-name="ce37"/>
          <table:table-cell table:style-name="ce43" office:value-type="string" calcext:value-type="string">
            <text:p>Sr. No.</text:p>
          </table:table-cell>
          <table:table-cell table:style-name="ce43" office:value-type="string" calcext:value-type="string">
            <text:p>Class No</text:p>
          </table:table-cell>
          <table:table-cell table:style-name="ce43" office:value-type="string" calcext:value-type="string">
            <text:p>Topics</text:p>
          </table:table-cell>
          <table:table-cell table:style-name="ce43" office:value-type="string" calcext:value-type="string">
            <text:p>Assignments</text:p>
          </table:table-cell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Class 01 (2022-11-03)</text:p>
          </table:table-cell>
          <table:table-cell table:style-name="ce7" office:value-type="string" calcext:value-type="string">
            <text:p><text:a xlink:href="https://docs.google.com/presentation/d/1O9Ksx_FvwQ21swpYToxJ_GNn0OH74h3CHwvlHZ9Hc5c/edit?usp=sharing" xlink:type="simple">Serverless API Development</text:a></text:p>
          </table:table-cell>
          <table:table-cell table:style-name="ce34" table:number-columns-spanned="1" table:number-rows-spanned="15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8"/>
          <table:table-cell table:style-name="ce92" office:value-type="string" calcext:value-type="string">
            <text:p>Create a simple lambda function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style-name="ce6"/>
          <table:covered-table-cell table:style-name="ce70"/>
          <table:table-cell table:style-name="ce92" office:value-type="string" calcext:value-type="string">
            <text:p>Create a simple API using AWS console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92" office:value-type="string" calcext:value-type="string">
            <text:p>Create a basic cdk app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8" office:value-type="float" office:value="2" calcext:value-type="float" table:number-columns-spanned="1" table:number-rows-spanned="2">
            <text:p>2</text:p>
          </table:table-cell>
          <table:table-cell table:style-name="ce8" office:value-type="string" calcext:value-type="string" table:number-columns-spanned="1" table:number-rows-spanned="2">
            <text:p>Class 02 (2022-11-10)</text:p>
          </table:table-cell>
          <table:table-cell table:style-name="ce63" office:value-type="string" calcext:value-type="string">
            <text:p><text:a xlink:href="https://github.com/warishasan/Serverless-APIs" xlink:type="simple">Rest API using API Gateway</text:a></text:p>
          </table:table-cell>
          <table:covered-table-cell table:style-name="ce34"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92" office:value-type="string" calcext:value-type="string">
            <text:p>Introduction of Postman</text:p>
          </table:table-cell>
          <table:covered-table-cell table:style-name="ce68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3" calcext:value-type="float" table:number-columns-spanned="1" table:number-rows-spanned="2">
            <text:p>3</text:p>
          </table:table-cell>
          <table:table-cell table:style-name="ce8" office:value-type="string" calcext:value-type="string" table:number-columns-spanned="1" table:number-rows-spanned="2">
            <text:p>Class 03 (2022-11-17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1%20HelloWorld%20Apis/appsync" xlink:type="simple">GraphQL API using AppSync</text:a></text:span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a xlink:href="https://graphql.org/learn/schema/" xlink:type="simple">Schemas and Types</text:a></text:p>
          </table:table-cell>
          <table:covered-table-cell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4" calcext:value-type="float" table:number-columns-spanned="1" table:number-rows-spanned="2">
            <text:p>4</text:p>
          </table:table-cell>
          <table:table-cell table:style-name="ce8" office:value-type="string" calcext:value-type="string" table:number-columns-spanned="1" table:number-rows-spanned="2">
            <text:p>Class 04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lambda-dataSource" xlink:type="simple">AppSync DynamoDB with lambda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2%20appsync-dynamodb/appsync-dynamodb-datasource" xlink:type="simple">AppSync with DynamoDB data source</text:a></text:span></text:p>
          </table:table-cell>
          <table:covered-table-cell table:style-name="Default"/>
          <table:table-cell table:style-name="ce94"/>
          <table:table-cell table:number-columns-repeated="1018"/>
        </table:table-row>
        <table:table-row table:style-name="ro4">
          <table:table-cell table:style-name="ce37"/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8" office:value-type="string" calcext:value-type="string" table:number-columns-spanned="1" table:number-rows-spanned="3">
            <text:p>Class 05 (2022-11-24)</text:p>
          </table:table-cell>
          <table:table-cell table:style-name="ce7" office:value-type="string" calcext:value-type="string">
            <text:p><text:span text:style-name="T1"><text:a xlink:href="https://github.com/warishasan/Serverless-APIs/tree/main/step2%20appsync-dynamodb/appsync-dynamodb-index-queries" xlink:type="simple">AppSync DynamoDB Index Queries</text:a></text:span></text:p>
          </table:table-cell>
          <table:covered-table-cell table:style-name="Default"/>
          <table:table-cell table:style-name="ce96" table:number-columns-spanned="1" table:number-rows-spanned="3"/>
          <table:table-cell table:number-columns-repeated="1018"/>
        </table:table-row>
        <table:table-row table:style-name="ro4">
          <table:table-cell table:style-name="ce37"/>
          <table:covered-table-cell table:number-columns-repeated="2" table:style-name="ce7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Lambda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covered-table-cell table:number-columns-repeated="2"/>
          <table:table-cell table:style-name="ce7" office:value-type="string" calcext:value-type="string">
            <text:p><text:span text:style-name="T1"><text:a xlink:href="https://github.com/warishasan/Serverless-APIs/tree/main/step3%20appsync-authorizors/lambda-authorizor" xlink:type="simple">AppSync with Multiple Authorizer</text:a></text:span>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1016"/>
        </table:table-row>
        <table:table-row table:style-name="ro4">
          <table:table-cell table:style-name="ce37"/>
          <table:table-cell table:style-name="ce54" office:value-type="float" office:value="6" calcext:value-type="float">
            <text:p>6</text:p>
          </table:table-cell>
          <table:table-cell table:style-name="ce54" office:value-type="string" calcext:value-type="string">
            <text:p>Class 06 (2022-12-08)</text:p>
          </table:table-cell>
          <table:table-cell table:style-name="ce15" office:value-type="string" calcext:value-type="string">
            <text:p>Introduction of PostgreSQL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style-name="ce37"/>
          <table:table-cell table:style-name="ce54" office:value-type="float" office:value="7" calcext:value-type="float">
            <text:p>7</text:p>
          </table:table-cell>
          <table:table-cell table:style-name="ce54" office:value-type="string" calcext:value-type="string">
            <text:p>Class 07 (2022-12-15)</text:p>
          </table:table-cell>
          <table:table-cell table:style-name="ce15" office:value-type="string" calcext:value-type="string">
            <text:p><text:a xlink:href="https://www.postgresqltutorial.com/" xlink:type="simple">PostgreSQL Tutorial (Section 1-5,7,9,12,14-15)</text:a></text:p>
          </table:table-cell>
          <table:covered-table-cell table:style-name="Default"/>
          <table:table-cell table:style-name="ce37"/>
          <table:table-cell table:number-columns-repeated="1018"/>
        </table:table-row>
        <table:table-row table:style-name="ro4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4" table:number-rows-repeated="1048557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.6929in" fo:page-height="8.2681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9:29:13.53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1-05T19:36:30.918000000</dc:date>
    <meta:editing-duration>PT12H3M23S</meta:editing-duration>
    <meta:editing-cycles>323</meta:editing-cycles>
    <meta:generator>LibreOffice/7.3.3.2$Windows_X86_64 LibreOffice_project/d1d0ea68f081ee2800a922cac8f79445e4603348</meta:generator>
    <meta:document-statistic meta:table-count="4" meta:cell-count="255" meta:object-count="0"/>
  </office:meta>
</office:document-meta>
</file>